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e16173" loext:opacity="100%" style:font-name="Arial1" fo:font-size="24pt" fo:font-weight="bold" officeooo:rsid="000f6c64" officeooo:paragraph-rsid="000f6c64" style:font-size-asian="21pt" style:font-weight-asian="bold" style:font-size-complex="24pt" style:font-weight-complex="bold"/>
    </style:style>
    <style:style style:name="P2" style:family="paragraph" style:parent-style-name="Standard">
      <style:text-properties fo:color="#780373" loext:opacity="100%" style:font-name="Arial1" fo:font-size="14pt" fo:font-weight="bold" officeooo:rsid="000f6c64" officeooo:paragraph-rsid="000f6c64" style:font-size-asian="12.25pt" style:font-weight-asian="bold" style:font-size-complex="14pt" style:font-weight-complex="bold"/>
    </style:style>
    <style:style style:name="P3" style:family="paragraph" style:parent-style-name="Standard">
      <style:text-properties fo:color="#000000" loext:opacity="100%" style:font-name="Arial1" fo:font-size="14pt" fo:font-weight="bold" officeooo:rsid="000f6c64" officeooo:paragraph-rsid="000f6c64" style:font-size-asian="12.25pt" style:font-weight-asian="bold" style:font-size-complex="14pt" style:font-weight-complex="bold"/>
    </style:style>
    <style:style style:name="P4" style:family="paragraph" style:parent-style-name="Standard">
      <style:text-properties fo:color="#000000" loext:opacity="100%" style:font-name="Arial1" fo:font-size="11pt" fo:font-weight="bold" officeooo:rsid="000f6c64" officeooo:paragraph-rsid="000f6c64" style:font-size-asian="9.60000038146973pt" style:font-weight-asian="bold" style:font-size-complex="11pt" style:font-weight-complex="bold"/>
    </style:style>
    <style:style style:name="P5" style:family="paragraph" style:parent-style-name="Standard">
      <style:text-properties fo:color="#000000" loext:opacity="100%" style:font-name="Arial1" fo:font-size="11pt" fo:font-weight="normal" officeooo:rsid="000f6c64" officeooo:paragraph-rsid="000f6c64" style:font-size-asian="9.60000038146973pt" style:font-weight-asian="normal" style:font-size-complex="11pt" style:font-weight-complex="normal"/>
    </style:style>
    <style:style style:name="P6" style:family="paragraph" style:parent-style-name="Standard">
      <style:text-properties fo:color="#bf819e" loext:opacity="100%" style:font-name="Arial1" fo:font-size="11pt" fo:font-weight="bold" officeooo:rsid="000f6c64" officeooo:paragraph-rsid="000f6c64" style:font-size-asian="9.60000038146973pt" style:font-weight-asian="bold" style:font-size-complex="11pt" style:font-weight-complex="bold"/>
    </style:style>
    <style:style style:name="P7" style:family="paragraph" style:parent-style-name="Standard">
      <style:text-properties fo:color="#bf819e" loext:opacity="100%" style:font-name="Arial1" fo:font-size="11pt" fo:font-weight="normal" officeooo:rsid="000f6c64" officeooo:paragraph-rsid="000f6c64"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4: Identificación de etiquetas y atributos.</text:p>
      <text:p text:style-name="P1"/>
      <text:p text:style-name="P2">1. Etiquetas de texto.</text:p>
      <text:p text:style-name="P4"/>
      <text:p text:style-name="P5">Nos permiten marcar, referenciar, estilizar o destacar partes de nuestro contenido que tenga un significado que queramos resaltar.</text:p>
      <text:p text:style-name="P5"/>
      <text:p text:style-name="P6">1.1. Salto de línea.</text:p>
      <text:p text:style-name="P4"/>
      <text:p text:style-name="P5">· Etiqueta: &lt;br&gt;</text:p>
      <text:p text:style-name="P5">· Función: permite insertar saltos de línea.</text:p>
      <text:p text:style-name="P5"/>
      <text:p text:style-name="P6">1.2. Otros significados.</text:p>
      <text:p text:style-name="P4"/>
      <text:p text:style-name="P5">· Etiqueta: &lt;span&gt;</text:p>
      <text:p text:style-name="P5">· Función: se le suele asociar una clase CSS para modificar su aspecto.</text:p>
      <text:p text:style-name="P5"/>
      <text:p text:style-name="P6">1.3. Énfasis.</text:p>
      <text:p text:style-name="P4"/>
      <text:p text:style-name="P5">· Etiqueta: &lt;em&gt;</text:p>
      <text:p text:style-name="P5">· Función: nos permite enfatizar partes del texto. Texto en cursiva.</text:p>
      <text:p text:style-name="P5"/>
      <text:p text:style-name="P6">1.4. Importante.</text:p>
      <text:p text:style-name="P4"/>
      <text:p text:style-name="P5">· Etiqueta: &lt;strong&gt;</text:p>
      <text:p text:style-name="P5">· Función: texto importante. Tiene significado semántico. Texto en negrita.</text:p>
      <text:p text:style-name="P5"/>
      <text:p text:style-name="P6">1.5. Subíndice y superíndice.</text:p>
      <text:p text:style-name="P4"/>
      <text:p text:style-name="P5">· Etiquetas: &lt;sub&gt; y &lt;sup&gt;</text:p>
      <text:p text:style-name="P5">· Función: añaden un subíndice y un superíndice.</text:p>
      <text:p text:style-name="P5"/>
      <text:p text:style-name="P6">1.6. Atención.</text:p>
      <text:p text:style-name="P4"/>
      <text:p text:style-name="P5">· Etiqueta: &lt;b&gt;</text:p>
      <text:p text:style-name="P5">· Función: para identificar cierto texto en el que queremos destacar algo. Se muestra en negrita. No tiene significado semántico.</text:p>
      <text:p text:style-name="P5"/>
      <text:p text:style-name="P6">1.7. Tachado.</text:p>
      <text:p text:style-name="P4"/>
      <text:p text:style-name="P5">· Etiqueta: &lt;s&gt;</text:p>
      <text:p text:style-name="P5">· Función: identifica contenido incorrecto y que se quiere mostrar tachado.</text:p>
      <text:p text:style-name="P5"/>
      <text:p text:style-name="P6">1.8. Tecnicismo.</text:p>
      <text:p text:style-name="P4"/>
      <text:p text:style-name="P5">· Etiqueta: &lt;i&gt;</text:p>
      <text:p text:style-name="P5">· Función: se utiliza para resaltar texto que tiene un significado especial. El navegador lo suele mostrar en cursiva.</text:p>
      <text:p text:style-name="P5"/>
      <text:p text:style-name="P5"/>
      <text:p text:style-name="P5"/>
      <text:p text:style-name="P5"/>
      <text:p text:style-name="P6"><text:soft-page-break/>1.9. Comentario.</text:p>
      <text:p text:style-name="P4"/>
      <text:p text:style-name="P5">· Etiqueta: &lt;small&gt;</text:p>
      <text:p text:style-name="P5">· Función: se utiliza para indicar información que es secundaria y, por lo tanto, se suele mostrar en letra más pequeña.</text:p>
      <text:p text:style-name="P5"/>
      <text:p text:style-name="P6">1.10. Resaltado.</text:p>
      <text:p text:style-name="P4"/>
      <text:p text:style-name="P5">· Etiqueta: &lt;mark&gt;</text:p>
      <text:p text:style-name="P5">· Función: nos va a permitir resaltar un texto que originalmente no lo estaba. Se muestra en amarillo.</text:p>
      <text:p text:style-name="P5"/>
      <text:p text:style-name="P2">2. Enlaces.</text:p>
      <text:p text:style-name="P3"/>
      <text:p text:style-name="P5">Un enlace consta de dos partes:</text:p>
      <text:p text:style-name="P5"/>
      <text:p text:style-name="P5"><text:span text:style-name="T1">· Enlace: </text:span>es el elemento HTML sobre el cual hacemos click.</text:p>
      <text:p text:style-name="P5"/>
      <text:p text:style-name="P5"><text:span text:style-name="T1">· Contenido:</text:span> es el contenido en sí. Puede ser un archivo, otra página, una imagen, etc.</text:p>
      <text:p text:style-name="P5"/>
      <text:p text:style-name="P5">Se crean en HTML con la etiqueta &lt;a&gt;.</text:p>
      <text:p text:style-name="P5"/>
      <text:p text:style-name="P6">2.1. La etiqueta &lt;a&gt;.</text:p>
      <text:p text:style-name="P4"/>
      <text:p text:style-name="P5">La etiqueta &lt;a&gt; dispone del atributo href, que va a indicar el destino de ese enlace en formato URI.</text:p>
      <text:p text:style-name="P5">El enlace también podría estar asociado a una imagen.</text:p>
      <text:p text:style-name="P5"/>
      <text:p text:style-name="P6">2.1.1. Destinos del enlace.</text:p>
      <text:p text:style-name="P4"/>
      <text:p text:style-name="P5">Cuando direcciona a un archivo, el navegador nos preguntará si lo debe descargar o mostrar. En caso de que se trate de un directorio, dependerá de la configuración del servidor, y nos mostrará su contenido o nos pedirá credenciales de acceso. Sin embargo, el destino más frecuente son referencias tanto de la propia página web como de otras páginas web de internet.</text:p>
      <text:p text:style-name="P5"/>
      <text:p text:style-name="P5">Cuando queramos acceder a un determinado contenido, debemos identificar primero ese elemento HTML con el atributo “id” para, posteriormente, indicar esa referencia en el “href” del enlace. La referencia en “href” hay que indicarla con el carácter almohadilla (#) junto con el “id” del elemento al que quiero acceder. Cuando se pulse en ese enlace, la página hará el scroll necesario hasta visualizar el elemento referenciado.</text:p>
      <text:p text:style-name="P5"/>
      <text:p text:style-name="P5">Si queremos acceder a un elemento que se encuentre en otra página web, tendríamos que incluir la dirección URL de esa página web y luego la referencia con #. Por ejemplo:</text:p>
      <text:p text:style-name="P5"/>
      <text:p text:style-name="P5">&lt;a href=”<text:a xlink:type="simple" xlink:href="http://www.empresa.com/indice.html#importante" text:style-name="Internet_20_link" text:visited-style-name="Visited_20_Internet_20_Link">www.empresa.com/indice.html#importante</text:a>&gt;</text:p>
      <text:p text:style-name="P5"><text:tab/>Contenido importante</text:p>
      <text:p text:style-name="P5">&lt;/a&gt;</text:p>
      <text:p text:style-name="P5"/>
      <text:p text:style-name="P5"/>
      <text:p text:style-name="P5"/>
      <text:p text:style-name="P5"/>
      <text:p text:style-name="P5"/>
      <text:p text:style-name="P5"/>
      <text:p text:style-name="P5"/>
      <text:p text:style-name="P5"/>
      <text:p text:style-name="P5"/>
      <text:p text:style-name="P5"/>
      <text:p text:style-name="P6"><text:soft-page-break/>2.1.2. Atributo target.</text:p>
      <text:p text:style-name="P4"/>
      <text:p text:style-name="P5">Con este atributo vamos a indicar cómo debe abrirse un determinado enlace.</text:p>
      <text:p text:style-name="P5">Los posibles valores de este atributo son:</text:p>
      <text:p text:style-name="P5"/>
      <text:p text:style-name="P4">·_blank: <text:span text:style-name="T2">el contenido se abre en una pestaña nueva.</text:span></text:p>
      <text:p text:style-name="P4"><text:span text:style-name="T2"/></text:p>
      <text:p text:style-name="P4">·_self: <text:span text:style-name="T2">el contenido se abre en la misma pestaña.</text:span></text:p>
      <text:p text:style-name="P4"><text:span text:style-name="T2"/></text:p>
      <text:p text:style-name="P4">·_parent: <text:span text:style-name="T2">el contenido se abre en un elemento superior al actual.</text:span></text:p>
      <text:p text:style-name="P4"><text:span text:style-name="T2"/></text:p>
      <text:p text:style-name="P4">·_top: <text:span text:style-name="T2">el contenido se abre en un elemento cuyo nivel sea el más alto.</text:span></text:p>
      <text:p text:style-name="P4"><text:span text:style-name="T2"/></text:p>
      <text:p text:style-name="P2">4. Listas.</text:p>
      <text:p text:style-name="P3"/>
      <text:p text:style-name="P5">HTML disponen de tres tipos de listas:</text:p>
      <text:p text:style-name="P5"/>
      <text:p text:style-name="P5">· Ordenadas &lt;ol&gt;.</text:p>
      <text:p text:style-name="P5">· Desordenadas &lt;ul&gt;.</text:p>
      <text:p text:style-name="P5">· De definición &lt;dl&gt;.</text:p>
      <text:p text:style-name="P5"/>
      <text:p text:style-name="P5">Las listas ordenadas y no ordenadas se comportan de la misma manera en HTML. Los elementos HTML que nos interesan se muestran dentro de las etiquetas que delimitan la lista en cuestión. Los elementos incluidos están delimitados por la etiqueta &lt;li&gt;.</text:p>
      <text:p text:style-name="P5"/>
      <text:p text:style-name="P5">En las ordenadas, los elementos se van numerando, mientras que en las desordenadas, se muestran con símbolos gráficos.</text:p>
      <text:p text:style-name="P7"/>
      <text:p text:style-name="P6">4.1. Listas encadenadas.</text:p>
      <text:p text:style-name="P4"/>
      <text:p text:style-name="P5">Las listas se pueden anidar, lo que nos permitirá crear una cierta jerarquía.</text:p>
      <text:p text:style-name="P5"/>
      <text:p text:style-name="P5">En las listas ordenadas, no se crea una numeración del tipo “subapartado”, sino que siempre se va a numerar empezando en el (1) o en la (a).</text:p>
      <text:p text:style-name="P5"/>
      <text:p text:style-name="P5">En las listas desordenadas, se incluirá otro tipo de símbolo para diferenciarlas.</text:p>
      <text:p text:style-name="P5"/>
      <text:p text:style-name="P2">5. Contenido incrustado.</text:p>
      <text:p text:style-name="P3"/>
      <text:p text:style-name="P5">Sirven para incluir contenido que no forma parte del documento HTML.</text:p>
      <text:p text:style-name="P5"/>
      <text:p text:style-name="P7"/>
      <text:p text:style-name="P6">5.1. Imágenes.</text:p>
      <text:p text:style-name="P4"/>
      <text:p text:style-name="P5">· Etiqueta: &lt;img&gt;</text:p>
      <text:p text:style-name="P5"/>
      <text:p text:style-name="P5">· Función: nos permite incluir imágenes en la página web.</text:p>
      <text:p text:style-name="P5"/>
      <text:p text:style-name="P5"/>
      <text:p text:style-name="P5"/>
      <text:p text:style-name="P5"/>
      <text:p text:style-name="P5"/>
      <text:p text:style-name="P5"/>
      <text:p text:style-name="P5"/>
      <text:p text:style-name="P5"/>
      <text:p text:style-name="P5"/>
      <text:p text:style-name="P5"><text:soft-page-break/>Contiene los siguientes atributos:</text:p>
      <text:p text:style-name="P5"/>
      <text:p text:style-name="P4">· src: <text:span text:style-name="T2">se indica dónde se encuentra el fichero externo. Puede tratarse de un fichero local o de una dirección web.</text:span></text:p>
      <text:p text:style-name="P4"><text:span text:style-name="T2"/></text:p>
      <text:p text:style-name="P4">· alt: <text:span text:style-name="T2">introduce un texto alternativo cuando no se pueda mostrar una imagen.</text:span></text:p>
      <text:p text:style-name="P4"><text:span text:style-name="T2"/></text:p>
      <text:p text:style-name="P4">· title: <text:span text:style-name="T2">título que damos a la imagen. Se muestra cuando el ratón pasa por encima de la imagen.</text:span></text:p>
      <text:p text:style-name="P4"><text:span text:style-name="T2"/></text:p>
      <text:p text:style-name="P4">· width y height: <text:span text:style-name="T2">permite indicar el ancho y el alto de la imagen en píxels.</text:span></text:p>
      <text:p text:style-name="P5"/>
      <text:p text:style-name="P6">5.2. Documentos HTML incrustados.</text:p>
      <text:p text:style-name="P4"/>
      <text:p text:style-name="P5">· Etiqueta: &lt;iframe&gt;</text:p>
      <text:p text:style-name="P5"/>
      <text:p text:style-name="P5">· Función: nos va a permitir incluir un documento HTML dentro de otro.</text:p>
      <text:p text:style-name="P5"/>
      <text:p text:style-name="P5">Tiene atributos como “frameborder=0”, donde se indica que no queremos que el iframe tenga bord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20:20:18.699000000</meta:creation-date>
    <dc:date>2023-11-09T20:49:08.366000000</dc:date>
    <meta:editing-duration>PT28M50S</meta:editing-duration>
    <meta:editing-cycles>1</meta:editing-cycles>
    <meta:document-statistic meta:table-count="0" meta:image-count="0" meta:object-count="0" meta:page-count="4" meta:paragraph-count="80" meta:word-count="802" meta:character-count="4826" meta:non-whitespace-character-count="4103"/>
    <meta:generator>LibreOffice/7.6.2.1$Windows_X86_64 LibreOffice_project/56f7684011345957bbf33a7ee678afaf4d2ba333</meta:generator>
  </office:meta>
</office:document-meta>
</file>